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00000004022DF756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weight="bold"/>
    </style:style>
    <style:style style:name="P4" style:family="paragraph" style:parent-style-name="Preformatted_20_Text" style:list-style-name="L2">
      <style:paragraph-properties fo:margin-left="0cm" fo:margin-right="0cm" fo:text-indent="0cm" style:auto-text-indent="false"/>
    </style:style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top="0cm" fo:margin-bottom="0.499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text-properties fo:font-weight="bold"/>
    </style:style>
    <style:style style:name="P9" style:family="paragraph" style:parent-style-name="Preformatted_20_Text" style:list-style-name="L3">
      <style:paragraph-properties fo:margin-left="0cm" fo:margin-right="0cm" fo:text-indent="0cm" style:auto-text-indent="false"/>
    </style:style>
    <style:style style:name="P10" style:family="paragraph" style:parent-style-name="Preformatted_20_Text" style:list-style-name="L3"/>
    <style:style style:name="P11" style:family="paragraph" style:parent-style-name="Preformatted_20_Text" style:list-style-name="L3">
      <style:paragraph-properties fo:margin-top="0cm" fo:margin-bottom="0.499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fo:font-weight="bold"/>
    </style:style>
    <style:style style:name="P14" style:family="paragraph" style:parent-style-name="Preformatted_20_Text" style:list-style-name="L4">
      <style:paragraph-properties fo:margin-left="0cm" fo:margin-right="0cm" fo:text-indent="0cm" style:auto-text-indent="false"/>
    </style:style>
    <style:style style:name="P15" style:family="paragraph" style:parent-style-name="Preformatted_20_Text" style:list-style-name="L4"/>
    <style:style style:name="P16" style:family="paragraph" style:parent-style-name="Preformatted_20_Text" style:list-style-name="L4">
      <style:paragraph-properties fo:margin-top="0cm" fo:margin-bottom="0.499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text-properties fo:font-weight="bold"/>
    </style:style>
    <style:style style:name="P19" style:family="paragraph" style:parent-style-name="Preformatted_20_Text" style:list-style-name="L5">
      <style:paragraph-properties fo:margin-left="0cm" fo:margin-right="0cm" fo:text-indent="0cm" style:auto-text-indent="false"/>
    </style:style>
    <style:style style:name="P20" style:family="paragraph" style:parent-style-name="Preformatted_20_Text" style:list-style-name="L5"/>
    <style:style style:name="P21" style:family="paragraph" style:parent-style-name="Preformatted_20_Text" style:list-style-name="L5">
      <style:paragraph-properties fo:margin-top="0cm" fo:margin-bottom="0.499cm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 style:list-style-name="L6">
      <style:text-properties fo:font-weight="bold"/>
    </style:style>
    <style:style style:name="P24" style:family="paragraph" style:parent-style-name="Preformatted_20_Text" style:list-style-name="L6">
      <style:paragraph-properties fo:margin-left="0cm" fo:margin-right="0cm" fo:text-indent="0cm" style:auto-text-indent="false"/>
    </style:style>
    <style:style style:name="P25" style:family="paragraph" style:parent-style-name="Preformatted_20_Text" style:list-style-name="L6"/>
    <style:style style:name="P26" style:family="paragraph" style:parent-style-name="Preformatted_20_Text" style:list-style-name="L6">
      <style:paragraph-properties fo:margin-top="0cm" fo:margin-bottom="0.499cm" style:contextual-spacing="false"/>
    </style:style>
    <style:style style:name="P27" style:family="paragraph" style:parent-style-name="Text_20_body" style:list-style-name="L7"/>
    <style:style style:name="P28" style:family="paragraph" style:parent-style-name="Text_20_body" style:list-style-name="L7">
      <style:text-properties fo:font-weight="bold"/>
    </style:style>
    <style:style style:name="P29" style:family="paragraph" style:parent-style-name="Preformatted_20_Text" style:list-style-name="L7">
      <style:paragraph-properties fo:margin-left="0cm" fo:margin-right="0cm" fo:text-indent="0cm" style:auto-text-indent="false"/>
    </style:style>
    <style:style style:name="P30" style:family="paragraph" style:parent-style-name="Preformatted_20_Text" style:list-style-name="L7"/>
    <style:style style:name="P31" style:family="paragraph" style:parent-style-name="Preformatted_20_Text" style:list-style-name="L7">
      <style:paragraph-properties fo:margin-top="0cm" fo:margin-bottom="0.499cm" style:contextual-spacing="false"/>
    </style:style>
    <style:style style:name="P32" style:family="paragraph" style:parent-style-name="Text_20_body" style:list-style-name="L8"/>
    <style:style style:name="P33" style:family="paragraph" style:parent-style-name="Text_20_body" style:list-style-name="L8">
      <style:text-properties fo:font-weight="bold"/>
    </style:style>
    <style:style style:name="P34" style:family="paragraph" style:parent-style-name="Preformatted_20_Text" style:list-style-name="L8">
      <style:paragraph-properties fo:margin-left="0cm" fo:margin-right="0cm" fo:text-indent="0cm" style:auto-text-indent="false"/>
    </style:style>
    <style:style style:name="P35" style:family="paragraph" style:parent-style-name="Preformatted_20_Text" style:list-style-name="L8"/>
    <style:style style:name="P36" style:family="paragraph" style:parent-style-name="Preformatted_20_Text" style:list-style-name="L8">
      <style:paragraph-properties fo:margin-top="0cm" fo:margin-bottom="0.499cm" style:contextual-spacing="false"/>
    </style:style>
    <style:style style:name="P37" style:family="paragraph" style:parent-style-name="Text_20_body" style:list-style-name="L9"/>
    <style:style style:name="P38" style:family="paragraph" style:parent-style-name="Text_20_body" style:list-style-name="L9">
      <style:text-properties fo:font-weight="bold"/>
    </style:style>
    <style:style style:name="P39" style:family="paragraph" style:parent-style-name="Preformatted_20_Text" style:list-style-name="L9">
      <style:paragraph-properties fo:margin-left="0cm" fo:margin-right="0cm" fo:text-indent="0cm" style:auto-text-indent="false"/>
    </style:style>
    <style:style style:name="P40" style:family="paragraph" style:parent-style-name="Preformatted_20_Text" style:list-style-name="L9"/>
    <style:style style:name="P41" style:family="paragraph" style:parent-style-name="Preformatted_20_Text" style:list-style-name="L9">
      <style:paragraph-properties fo:margin-top="0cm" fo:margin-bottom="0.499cm" style:contextual-spacing="false"/>
    </style:style>
    <style:style style:name="P42" style:family="paragraph" style:parent-style-name="Text_20_body" style:list-style-name="L10"/>
    <style:style style:name="P43" style:family="paragraph" style:parent-style-name="Text_20_body" style:list-style-name="L10">
      <style:text-properties fo:font-weight="bold"/>
    </style:style>
    <style:style style:name="P44" style:family="paragraph" style:parent-style-name="Preformatted_20_Text" style:list-style-name="L10">
      <style:paragraph-properties fo:margin-left="0cm" fo:margin-right="0cm" fo:text-indent="0cm" style:auto-text-indent="false"/>
    </style:style>
    <style:style style:name="P45" style:family="paragraph" style:parent-style-name="Preformatted_20_Text" style:list-style-name="L10"/>
    <style:style style:name="P46" style:family="paragraph" style:parent-style-name="Preformatted_20_Text" style:list-style-name="L10">
      <style:paragraph-properties fo:margin-top="0cm" fo:margin-bottom="0.499cm" style:contextual-spacing="false"/>
    </style:style>
    <style:style style:name="P47" style:family="paragraph" style:parent-style-name="Text_20_body" style:list-style-name="L11"/>
    <style:style style:name="P48" style:family="paragraph" style:parent-style-name="Text_20_body" style:list-style-name="L11">
      <style:text-properties fo:font-weight="bold"/>
    </style:style>
    <style:style style:name="P49" style:family="paragraph" style:parent-style-name="Preformatted_20_Text" style:list-style-name="L11">
      <style:paragraph-properties fo:margin-left="0cm" fo:margin-right="0cm" fo:text-indent="0cm" style:auto-text-indent="false"/>
    </style:style>
    <style:style style:name="P50" style:family="paragraph" style:parent-style-name="Preformatted_20_Text" style:list-style-name="L11"/>
    <style:style style:name="P51" style:family="paragraph" style:parent-style-name="Preformatted_20_Text" style:list-style-name="L11">
      <style:paragraph-properties fo:margin-top="0cm" fo:margin-bottom="0.499cm" style:contextual-spacing="false"/>
    </style:style>
    <style:style style:name="P52" style:family="paragraph" style:parent-style-name="Standard">
      <style:paragraph-properties fo:margin-left="0cm" fo:margin-right="0cm" fo:text-indent="0cm" style:auto-text-indent="false"/>
    </style:style>
    <style:style style:name="P53" style:family="paragraph" style:parent-style-name="Horizontal_20_Line">
      <style:paragraph-properties fo:margin-top="0cm" fo:margin-bottom="0.247cm" style:contextual-spacing="false" fo:line-height="115%"/>
    </style:style>
    <style:style style:name="P54" style:family="paragraph" style:parent-style-name="Heading_20_3">
      <style:paragraph-properties fo:margin-top="0cm" fo:margin-bottom="0.247cm" style:contextual-spacing="false" fo:line-height="115%"/>
    </style:style>
    <style:style style:name="P55" style:family="paragraph" style:parent-style-name="Text_20_body" style:list-style-name="L12">
      <style:text-properties fo:font-weight="bold"/>
    </style:style>
    <style:style style:name="P56" style:family="paragraph" style:parent-style-name="Text_20_body" style:list-style-name="L12"/>
    <style:style style:name="P57" style:family="paragraph" style:parent-style-name="Text_20_body" style:list-style-name="L13">
      <style:paragraph-properties fo:margin-top="0cm" fo:margin-bottom="0cm" style:contextual-spacing="false"/>
    </style:style>
    <style:style style:name="P58" style:family="paragraph" style:parent-style-name="Text_20_body" style:list-style-name="L13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Text_20_body">Ótimo, José! Fico feliz que tenha entendido a dinâmica.</text:p>
      <text:p text:style-name="Text_20_body">Então, vamos lá! Prepare-se para copiar o conteúdo completo do <text:span text:style-name="T1">"Dossiê do Álbum do José"</text:span>. Ele está todo aqui para você salvar como PDF e usar em seus próximos passos.</text:p>
      <text:p text:style-name="Horizontal_20_Line"/>
      <text:h text:style-name="Heading_20_2" text:outline-level="2">Dossiê do Álbum do José: Sua Jornada Musical Completa!</text:h>
      <text:p text:style-name="Text_20_body">Pronto, José! Como sua amiga Renata, compilei todo o trabalho incrível que fizemos juntos. Este é o seu <text:span text:style-name="T1">Dossiê do Álbum</text:span>, um material completo para você consultar, usar no EasyMusic.AI, apresentar à Somvibe e dar os próximos passos com confiança.</text:p>
      <text:p text:style-name="Horizontal_20_Line"/>
      <text:h text:style-name="Heading_20_3" text:outline-level="3">Visão Geral do Álbum</text:h>
      <text:p text:style-name="Text_20_body"><text:span text:style-name="T1">Nome do Álbum (Sugestão):</text:span> Podemos pensar em um nome que una todos esses temas variados, talvez "Caminhos e Essências" ou "Cores da Alma". Mas o mais importante é que reflita o seu sentimento geral!</text:p>
      <text:p text:style-name="Text_20_body"><text:span text:style-name="T1">Total de Músicas:</text:span> 10</text:p>
      <text:p text:style-name="Text_20_body"><text:span text:style-name="T1">Artista:</text:span> José (Seu Nome Artístico)</text:p>
      <text:p text:style-name="Text_20_body"><text:span text:style-name="T1">Data de Estreia do Primeiro Single:</text:span> 16 de Julho</text:p>
      <text:p text:style-name="Horizontal_20_Line"/>
      <text:h text:style-name="Heading_20_3" text:outline-level="3">Ordem Sugerida das Músicas no Álbum</text:h>
      <text:p text:style-name="Text_20_body">Aqui está a sequência que organizamos para o álbum, pensando na jornada emocional e na variedade de gêneros:</text:p>
      <text:list text:style-name="L1">
        <text:list-item>
          <text:p text:style-name="P1"><text:span text:style-name="T1">No Fino Trato</text:span> (Funk Carioca / Rap Urbano)</text:p>
        </text:list-item>
        <text:list-item>
          <text:p text:style-name="P1"><text:span text:style-name="T1">Supera</text:span> (Rap/Hip-Hop Consciente)</text:p>
        </text:list-item>
        <text:list-item>
          <text:p text:style-name="P1"><text:span text:style-name="T1">Coração Experiente</text:span> (Blues-Pop / Balada Sertaneja)</text:p>
        </text:list-item>
        <text:list-item>
          <text:p text:style-name="P1"><text:span text:style-name="T1">Bote de Serpente</text:span> (Samba / Pagode Romântico)</text:p>
        </text:list-item>
        <text:list-item>
          <text:p text:style-name="P1"><text:span text:style-name="T1">Boneca Esculpida</text:span> (Pop Romântico / Sertanejo Universitário)</text:p>
        </text:list-item>
        <text:list-item>
          <text:p text:style-name="P1"><text:span text:style-name="T1">Golpe Certeiro</text:span> (Sofrência / Sertanejo Balada)</text:p>
        </text:list-item>
        <text:list-item>
          <text:p text:style-name="P1"><text:span text:style-name="T1">Vestígios da Identidade</text:span> (MPB / Pop Alternativo)</text:p>
        </text:list-item>
        <text:list-item>
          <text:p text:style-name="P1"><text:span text:style-name="T1">Cheiro de Terra Molhada</text:span> (Folk / MPB Acústica)</text:p>
        </text:list-item>
        <text:list-item>
          <text:p text:style-name="P1"><text:span text:style-name="T1">Helena Garcia</text:span> (Balada Pop / MPB Acústica)</text:p>
        </text:list-item>
        <text:list-item>
          <text:p text:style-name="P1"><text:span text:style-name="T1">Meu Porto</text:span> (Pop Romântico / Sertanejo Acústico)</text:p>
        </text:list-item>
      </text:list>
      <text:p text:style-name="Horizontal_20_Line"/>
      <text:h text:style-name="Heading_20_3" text:outline-level="3"><text:soft-page-break/>Detalhamento das Músicas</text:h>
      <text:p text:style-name="Horizontal_20_Line"/>
      <text:h text:style-name="Heading_20_4" text:outline-level="4">1. No Fino Trato</text:h>
      <text:list text:style-name="L2">
        <text:list-item>
          <text:p text:style-name="P2"><text:span text:style-name="T1">Gênero:</text:span> Funk Carioca / Rap Urbano</text:p>
        </text:list-item>
        <text:list-item>
          <text:p text:style-name="P2"><text:span text:style-name="T1">Sugestão de Acordes:</text:span> Em - C - G - D</text:p>
        </text:list-item>
        <text:list-item>
          <text:p text:style-name="P3">Letra Pura para EasyMusic.AI:</text:p>
          <text:p text:style-name="P4"><text:span text:style-name="Source_20_Text">Descendo o morro</text:span></text:p>
          <text:p text:style-name="P5"><text:span text:style-name="Source_20_Text">Eu vim trabalhar</text:span></text:p>
          <text:p text:style-name="P5"><text:span text:style-name="Source_20_Text">Ganhar um trocado</text:span></text:p>
          <text:p text:style-name="P5"><text:span text:style-name="Source_20_Text">Pra me sustentar</text:span></text:p>
          <text:p text:style-name="P5"/>
          <text:p text:style-name="P5"><text:span text:style-name="Source_20_Text">Vender bugiganga</text:span></text:p>
          <text:p text:style-name="P5"><text:span text:style-name="Source_20_Text">Na beira do asfalto</text:span></text:p>
          <text:p text:style-name="P5"><text:span text:style-name="Source_20_Text">Levar uma grana</text:span></text:p>
          <text:p text:style-name="P5"><text:span text:style-name="Source_20_Text">No mais fino trato</text:span></text:p>
          <text:p text:style-name="P5"/>
          <text:p text:style-name="P5"><text:span text:style-name="Source_20_Text">Chinelo de dedo</text:span></text:p>
          <text:p text:style-name="P5"><text:span text:style-name="Source_20_Text">Bermuda surrada</text:span></text:p>
          <text:p text:style-name="P5"><text:span text:style-name="Source_20_Text">Enfrento meus medos</text:span></text:p>
          <text:p text:style-name="P5"><text:span text:style-name="Source_20_Text">De cara lavada</text:span></text:p>
          <text:p text:style-name="P5"/>
          <text:p text:style-name="P5"><text:span text:style-name="Source_20_Text">Pois a violência</text:span></text:p>
          <text:p text:style-name="P5"><text:span text:style-name="Source_20_Text">Prefiro evitar</text:span></text:p>
          <text:p text:style-name="P5"><text:span text:style-name="Source_20_Text">Prefiro sair sem</text:span></text:p>
          <text:p text:style-name="P5"><text:span text:style-name="Source_20_Text">Chamar a atenção</text:span></text:p>
          <text:p text:style-name="P5"><text:span text:style-name="Source_20_Text">Pois sei que na hora</text:span></text:p>
          <text:p text:style-name="P5"><text:span text:style-name="Source_20_Text">Desse bafafá</text:span></text:p>
          <text:p text:style-name="P5"><text:span text:style-name="Source_20_Text">A corda rebenta</text:span></text:p>
          <text:p text:style-name="P5"><text:span text:style-name="Source_20_Text">Bem na minha mão</text:span></text:p>
          <text:p text:style-name="P5"/>
          <text:p text:style-name="P5"><text:span text:style-name="Source_20_Text">Preciso de astúcia</text:span></text:p>
          <text:p text:style-name="P5"><text:span text:style-name="Source_20_Text">E muita malícia</text:span></text:p>
          <text:p text:style-name="P5"><text:span text:style-name="Source_20_Text">Pois o que mais me assusta</text:span></text:p>
          <text:p text:style-name="P5"><text:span text:style-name="Source_20_Text">É a dita polícia</text:span></text:p>
          <text:p text:style-name="P5"/>
          <text:p text:style-name="P5"><text:span text:style-name="Source_20_Text">Que chega chegando</text:span></text:p>
          <text:p text:style-name="P5"><text:span text:style-name="Source_20_Text">Pagando geral</text:span></text:p>
          <text:p text:style-name="P5"><text:span text:style-name="Source_20_Text">Correndo ou andando</text:span></text:p>
          <text:p text:style-name="P5"><text:span text:style-name="Source_20_Text">O final é igual</text:span></text:p>
          <text:p text:style-name="P5"/>
          <text:p text:style-name="P5"><text:span text:style-name="Source_20_Text">Voa bofetada, chute e pontapé</text:span></text:p>
          <text:p text:style-name="P5"><text:span text:style-name="Source_20_Text">E se der risada</text:span></text:p>
          <text:p text:style-name="P6"><text:span text:style-name="Source_20_Text">Perdeu, Zé Mané</text:span></text:p>
        </text:list-item>
        <text:list-item>
          <text:p text:style-name="P2"><text:span text:style-name="T1">Capa Sugerida:</text:span> (A imagem que te mostrei anteriormente, de uma pessoa caminhando em uma rua de favela ao pôr do sol)</text:p>
        </text:list-item>
      </text:list>
      <text:p text:style-name="Horizontal_20_Line"/>
      <text:h text:style-name="Heading_20_4" text:outline-level="4">2. Supera</text:h>
      <text:list text:style-name="L3">
        <text:list-item>
          <text:p text:style-name="P7"><text:span text:style-name="T1">Gênero:</text:span> Rap / Hip-Hop Consciente</text:p>
        </text:list-item>
        <text:list-item>
          <text:p text:style-name="P7"><text:span text:style-name="T1">Sugestão de Acordes:</text:span> Am - G - C - F</text:p>
        </text:list-item>
        <text:list-item>
          <text:p text:style-name="P8">Letra Pura para EasyMusic.AI:</text:p>
          <text:p text:style-name="P9"><text:soft-page-break/><text:span text:style-name="Source_20_Text">A vida é uma jornada</text:span></text:p>
          <text:p text:style-name="P10"><text:span text:style-name="Source_20_Text">Com subidas e descidas</text:span></text:p>
          <text:p text:style-name="P10"><text:span text:style-name="Source_20_Text">Nem sempre compreendida</text:span></text:p>
          <text:p text:style-name="P10"><text:span text:style-name="Source_20_Text">Cheia de fases sofridas</text:span></text:p>
          <text:p text:style-name="P10"/>
          <text:p text:style-name="P10"><text:span text:style-name="Source_20_Text">É um ciclo que segue</text:span></text:p>
          <text:p text:style-name="P10"><text:span text:style-name="Source_20_Text">Como a roda gigante</text:span></text:p>
          <text:p text:style-name="P10"><text:span text:style-name="Source_20_Text">Que vira e se entrega</text:span></text:p>
          <text:p text:style-name="P10"><text:span text:style-name="Source_20_Text">Sendo a gente ou não</text:span></text:p>
          <text:p text:style-name="P10"/>
          <text:p text:style-name="P10"><text:span text:style-name="Source_20_Text">Com as provas superadas</text:span></text:p>
          <text:p text:style-name="P10"><text:span text:style-name="Source_20_Text">E o tempo cicatrizando</text:span></text:p>
          <text:p text:style-name="P10"><text:span text:style-name="Source_20_Text">Com a alma já lavada</text:span></text:p>
          <text:p text:style-name="P10"><text:span text:style-name="Source_20_Text">E os passos acelerando</text:span></text:p>
          <text:p text:style-name="P10"/>
          <text:p text:style-name="P10"><text:span text:style-name="Source_20_Text">Supera meu irmão</text:span></text:p>
          <text:p text:style-name="P10"><text:span text:style-name="Source_20_Text">Essa dor que te machuca</text:span></text:p>
          <text:p text:style-name="P10"><text:span text:style-name="Source_20_Text">Com fé no coração</text:span></text:p>
          <text:p text:style-name="P10"><text:span text:style-name="Source_20_Text">Nada mais te amedronta</text:span></text:p>
          <text:p text:style-name="P10"/>
          <text:p text:style-name="P10"><text:span text:style-name="Source_20_Text">A lágrima que escorre</text:span></text:p>
          <text:p text:style-name="P10"><text:span text:style-name="Source_20_Text">De uma falsa emoção</text:span></text:p>
          <text:p text:style-name="P10"><text:span text:style-name="Source_20_Text">Que a mente não distorce</text:span></text:p>
          <text:p text:style-name="P10"><text:span text:style-name="Source_20_Text">A voz da razão</text:span></text:p>
          <text:p text:style-name="P10"/>
          <text:p text:style-name="P10"><text:span text:style-name="Source_20_Text">É a dor que te ensina</text:span></text:p>
          <text:p text:style-name="P10"><text:span text:style-name="Source_20_Text">Que a luta te faz forte</text:span></text:p>
          <text:p text:style-name="P10"><text:span text:style-name="Source_20_Text">Que a vida te ilumina</text:span></text:p>
          <text:p text:style-name="P10"><text:span text:style-name="Source_20_Text">E que te aponta o norte</text:span></text:p>
          <text:p text:style-name="P10"/>
          <text:p text:style-name="P10"><text:span text:style-name="Source_20_Text">E se tudo der errado</text:span></text:p>
          <text:p text:style-name="P10"><text:span text:style-name="Source_20_Text">Ou não tiver solução</text:span></text:p>
          <text:p text:style-name="P10"><text:span text:style-name="Source_20_Text">Não fuja do combate</text:span></text:p>
          <text:p text:style-name="P10"><text:span text:style-name="Source_20_Text">Lute com o coração</text:span></text:p>
          <text:p text:style-name="P10"/>
          <text:p text:style-name="P10"><text:span text:style-name="Source_20_Text">Supera meu irmão</text:span></text:p>
          <text:p text:style-name="P10"><text:span text:style-name="Source_20_Text">Essa dor que te machuca</text:span></text:p>
          <text:p text:style-name="P10"><text:span text:style-name="Source_20_Text">Com fé no coração</text:span></text:p>
          <text:p text:style-name="P11"><text:span text:style-name="Source_20_Text">Nada mais te amedronta</text:span></text:p>
        </text:list-item>
      </text:list>
      <text:p text:style-name="Horizontal_20_Line"/>
      <text:h text:style-name="Heading_20_4" text:outline-level="4">3. Coração Experiente</text:h>
      <text:list text:style-name="L4">
        <text:list-item>
          <text:p text:style-name="P12"><text:span text:style-name="T1">Gênero:</text:span> Blues-Pop / Balada Sertaneja (Com Influências de Blues)</text:p>
        </text:list-item>
        <text:list-item>
          <text:p text:style-name="P12"><text:span text:style-name="T1">Sugestão de Acordes:</text:span> C - G - Am - F (Ponte: Dm - Am - G - F - C)</text:p>
        </text:list-item>
        <text:list-item>
          <text:p text:style-name="P13">Letra Pura para EasyMusic.AI:</text:p>
          <text:p text:style-name="P14"><text:span text:style-name="Source_20_Text">Coração experiente</text:span></text:p>
          <text:p text:style-name="P15"><text:span text:style-name="Source_20_Text">Sabem bem o que é amar</text:span></text:p>
          <text:p text:style-name="P15"><text:span text:style-name="Source_20_Text">Tem cautela em sonhar</text:span></text:p>
          <text:p text:style-name="P15"><text:span text:style-name="Source_20_Text">Não se entrega facilmente</text:span></text:p>
          <text:p text:style-name="P15"/>
          <text:p text:style-name="P15"><text:span text:style-name="Source_20_Text">Sabem quais os atalhos</text:span></text:p>
          <text:p text:style-name="P15"><text:span text:style-name="Source_20_Text">Das estradas que passou</text:span></text:p>
          <text:p text:style-name="P15"><text:span text:style-name="Source_20_Text">Onde os pontos que são falhos</text:span></text:p>
          <text:p text:style-name="P15"><text:span text:style-name="Source_20_Text">Os espinhos que os sangrou</text:span></text:p>
          <text:p text:style-name="P15"/>
          <text:p text:style-name="P15"><text:span text:style-name="Source_20_Text">Coração experiente</text:span></text:p>
          <text:p text:style-name="P15"><text:span text:style-name="Source_20_Text">Já não quer mais sentir dor</text:span></text:p>
          <text:p text:style-name="P15"><text:span text:style-name="Source_20_Text">E mesmo que esteja ausente</text:span></text:p>
          <text:p text:style-name="P15"><text:soft-page-break/><text:span text:style-name="Source_20_Text">Traz na boca o sabor</text:span></text:p>
          <text:p text:style-name="P15"/>
          <text:p text:style-name="P15"><text:span text:style-name="Source_20_Text">Do beijo da despedida</text:span></text:p>
          <text:p text:style-name="P15"><text:span text:style-name="Source_20_Text">Dos olhos entristecidos</text:span></text:p>
          <text:p text:style-name="P15"><text:span text:style-name="Source_20_Text">A incerteza da partida</text:span></text:p>
          <text:p text:style-name="P15"><text:span text:style-name="Source_20_Text">Por tudo que tem sofrido</text:span></text:p>
          <text:p text:style-name="P15"/>
          <text:p text:style-name="P15"><text:span text:style-name="Source_20_Text">Já aceita o seu legado</text:span></text:p>
          <text:p text:style-name="P15"><text:span text:style-name="Source_20_Text">De tristeza e solidão</text:span></text:p>
          <text:p text:style-name="P15"><text:span text:style-name="Source_20_Text">Tem os olhos embargados</text:span></text:p>
          <text:p text:style-name="P15"><text:span text:style-name="Source_20_Text">De profunda decepção</text:span></text:p>
          <text:p text:style-name="P15"/>
          <text:p text:style-name="P15"><text:span text:style-name="Source_20_Text">Que por mais que queira tanto</text:span></text:p>
          <text:p text:style-name="P15"><text:span text:style-name="Source_20_Text">O final já anunciou</text:span></text:p>
          <text:p text:style-name="P15"><text:span text:style-name="Source_20_Text">Muita dor e muito pranto</text:span></text:p>
          <text:p text:style-name="P15"><text:span text:style-name="Source_20_Text">Foi aquilo que restou</text:span></text:p>
          <text:p text:style-name="P15"/>
          <text:p text:style-name="P15"><text:span text:style-name="Source_20_Text">Apesar da experiência</text:span></text:p>
          <text:p text:style-name="P15"><text:span text:style-name="Source_20_Text">Não precisa ser desse jeito</text:span></text:p>
          <text:p text:style-name="P15"><text:span text:style-name="Source_20_Text">Basta se ter paciência</text:span></text:p>
          <text:p text:style-name="P16"><text:span text:style-name="Source_20_Text">Pois nada no mundo é perfeito</text:span></text:p>
        </text:list-item>
      </text:list>
      <text:p text:style-name="Horizontal_20_Line"/>
      <text:h text:style-name="Heading_20_4" text:outline-level="4">4. Bote de Serpente</text:h>
      <text:list text:style-name="L5">
        <text:list-item>
          <text:p text:style-name="P17"><text:span text:style-name="T1">Gênero:</text:span> Samba / Pagode Romântico</text:p>
        </text:list-item>
        <text:list-item>
          <text:p text:style-name="P17"><text:span text:style-name="T1">Sugestão de Acordes:</text:span> G - D/F# - Em - C (Ponte: Am - Em - C - D)</text:p>
        </text:list-item>
        <text:list-item>
          <text:p text:style-name="P18">Letra Pura para EasyMusic.AI:</text:p>
          <text:p text:style-name="P19"><text:span text:style-name="Source_20_Text">Foi assim tão de repente</text:span></text:p>
          <text:p text:style-name="P20"><text:span text:style-name="Source_20_Text">Que não deu para evitar</text:span></text:p>
          <text:p text:style-name="P20"><text:span text:style-name="Source_20_Text">Feito bote de serpente</text:span></text:p>
          <text:p text:style-name="P20"><text:span text:style-name="Source_20_Text">Tão certeira e singular</text:span></text:p>
          <text:p text:style-name="P20"/>
          <text:p text:style-name="P20"><text:span text:style-name="Source_20_Text">Me deixou imobilizado</text:span></text:p>
          <text:p text:style-name="P20"><text:span text:style-name="Source_20_Text">Sem nenhuma reação</text:span></text:p>
          <text:p text:style-name="P20"><text:span text:style-name="Source_20_Text">Me senti apaixonado</text:span></text:p>
          <text:p text:style-name="P20"><text:span text:style-name="Source_20_Text">Sem qualquer explicação</text:span></text:p>
          <text:p text:style-name="P20"/>
          <text:p text:style-name="P20"><text:span text:style-name="Source_20_Text">Eu não sei se foi destino</text:span></text:p>
          <text:p text:style-name="P20"><text:span text:style-name="Source_20_Text">Te encontrar no meu caminho</text:span></text:p>
          <text:p text:style-name="P20"><text:span text:style-name="Source_20_Text">Ou foi sorte de menino</text:span></text:p>
          <text:p text:style-name="P20"><text:span text:style-name="Source_20_Text">Que não quer ficar sozinho</text:span></text:p>
          <text:p text:style-name="P20"/>
          <text:p text:style-name="P20"><text:span text:style-name="Source_20_Text">E agora com você</text:span></text:p>
          <text:p text:style-name="P20"><text:span text:style-name="Source_20_Text">Vou viver cada segundo</text:span></text:p>
          <text:p text:style-name="P20"><text:span text:style-name="Source_20_Text">Para que eu possa oferecer</text:span></text:p>
          <text:p text:style-name="P20"><text:span text:style-name="Source_20_Text">A melhor coisa do mundo</text:span></text:p>
          <text:p text:style-name="P20"/>
          <text:p text:style-name="P20"><text:span text:style-name="Source_20_Text">Vou viver intensamente</text:span></text:p>
          <text:p text:style-name="P20"><text:span text:style-name="Source_20_Text">Sem traçar sonhos futuros</text:span></text:p>
          <text:p text:style-name="P20"><text:span text:style-name="Source_20_Text">Dar valor ao que se sente</text:span></text:p>
          <text:p text:style-name="P20"><text:span text:style-name="Source_20_Text">Dentro e fora dos apuros</text:span></text:p>
          <text:p text:style-name="P20"/>
          <text:p text:style-name="P20"><text:span text:style-name="Source_20_Text">E viver a cada dia</text:span></text:p>
          <text:p text:style-name="P20"><text:span text:style-name="Source_20_Text">O que for prioridade</text:span></text:p>
          <text:p text:style-name="P20"><text:span text:style-name="Source_20_Text">A mulher, a fantasia</text:span></text:p>
          <text:p text:style-name="P21"><text:span text:style-name="Source_20_Text">A melhor felicidade</text:span></text:p>
        </text:list-item>
      </text:list>
      <text:p text:style-name="Horizontal_20_Line"/>
      <text:h text:style-name="Heading_20_4" text:outline-level="4"><text:soft-page-break/>5. Boneca Esculpida</text:h>
      <text:list text:style-name="L6">
        <text:list-item>
          <text:p text:style-name="P22"><text:span text:style-name="T1">Gênero:</text:span> Pop Romântico / Sertanejo Universitário</text:p>
        </text:list-item>
        <text:list-item>
          <text:p text:style-name="P22"><text:span text:style-name="T1">Sugestão de Acordes:</text:span> A - E - F#m - D (Ponte: Bm - F#m - D - E)</text:p>
        </text:list-item>
        <text:list-item>
          <text:p text:style-name="P23">Letra Pura para EasyMusic.AI:</text:p>
          <text:p text:style-name="P24"><text:span text:style-name="Source_20_Text">Uma boneca esculpida</text:span></text:p>
          <text:p text:style-name="P25"><text:span text:style-name="Source_20_Text">Com capricho, pelo tempo</text:span></text:p>
          <text:p text:style-name="P25"><text:span text:style-name="Source_20_Text">Aos olhos a preferida</text:span></text:p>
          <text:p text:style-name="P25"><text:span text:style-name="Source_20_Text">Num suspiro de contentamento</text:span></text:p>
          <text:p text:style-name="P25"/>
          <text:p text:style-name="P25"><text:span text:style-name="Source_20_Text">Ah! Quem dera ela notasse</text:span></text:p>
          <text:p text:style-name="P25"><text:span text:style-name="Source_20_Text">Meu olhar procurador</text:span></text:p>
          <text:p text:style-name="P25"><text:span text:style-name="Source_20_Text">Como quem lhe implorasse</text:span></text:p>
          <text:p text:style-name="P25"><text:span text:style-name="Source_20_Text">Um pouco desse furor</text:span></text:p>
          <text:p text:style-name="P25"/>
          <text:p text:style-name="P25"><text:span text:style-name="Source_20_Text">Um sorriso extravagante</text:span></text:p>
          <text:p text:style-name="P25"><text:span text:style-name="Source_20_Text">Provocando a ilusão</text:span></text:p>
          <text:p text:style-name="P25"><text:span text:style-name="Source_20_Text">Como a luz estonteante</text:span></text:p>
          <text:p text:style-name="P25"><text:span text:style-name="Source_20_Text">Que justifica toda reação</text:span></text:p>
          <text:p text:style-name="P25"/>
          <text:p text:style-name="P25"><text:span text:style-name="Source_20_Text">Indiferente ao estado</text:span></text:p>
          <text:p text:style-name="P25"><text:span text:style-name="Source_20_Text">Provoca uma euforia</text:span></text:p>
          <text:p text:style-name="P25"><text:span text:style-name="Source_20_Text">Mesmo estando acostumado</text:span></text:p>
          <text:p text:style-name="P25"><text:span text:style-name="Source_20_Text">Se rende à fantasia</text:span></text:p>
          <text:p text:style-name="P25"/>
          <text:p text:style-name="P25"><text:span text:style-name="Source_20_Text">Uma mulher empoderada</text:span></text:p>
          <text:p text:style-name="P25"><text:span text:style-name="Source_20_Text">Uma menina sedutora</text:span></text:p>
          <text:p text:style-name="P25"><text:span text:style-name="Source_20_Text">Seja simples ou decorada</text:span></text:p>
          <text:p text:style-name="P25"><text:span text:style-name="Source_20_Text">Seja madame ou doutora</text:span></text:p>
          <text:p text:style-name="P25"/>
          <text:p text:style-name="P25"><text:span text:style-name="Source_20_Text">Invade sem permissão</text:span></text:p>
          <text:p text:style-name="P25"><text:span text:style-name="Source_20_Text">A cabeça dos desprovidos</text:span></text:p>
          <text:p text:style-name="P25"><text:span text:style-name="Source_20_Text">Interpela o coração</text:span></text:p>
          <text:p text:style-name="P25"><text:span text:style-name="Source_20_Text">E nos seus sonhos faz abrigo</text:span></text:p>
          <text:p text:style-name="P25"/>
          <text:p text:style-name="P25"><text:span text:style-name="Source_20_Text">E por mais que não se queira</text:span></text:p>
          <text:p text:style-name="P25"><text:span text:style-name="Source_20_Text">Ela é um chamariz</text:span></text:p>
          <text:p text:style-name="P25"><text:span text:style-name="Source_20_Text">É a última, a derradeira</text:span></text:p>
          <text:p text:style-name="P25"><text:span text:style-name="Source_20_Text">Vontade de ser feliz</text:span></text:p>
          <text:p text:style-name="P25"/>
          <text:p text:style-name="P25"><text:span text:style-name="Source_20_Text">É a última fronteira</text:span></text:p>
          <text:p text:style-name="P25"><text:span text:style-name="Source_20_Text">Que se quer acreditar</text:span></text:p>
          <text:p text:style-name="P25"><text:span text:style-name="Source_20_Text">A ilusão verdadeira</text:span></text:p>
          <text:p text:style-name="P26"><text:span text:style-name="Source_20_Text">Que de cabeça queria entrar</text:span></text:p>
        </text:list-item>
      </text:list>
      <text:p text:style-name="Horizontal_20_Line"/>
      <text:h text:style-name="Heading_20_4" text:outline-level="4">6. Golpe Certeiro</text:h>
      <text:list text:style-name="L7">
        <text:list-item>
          <text:p text:style-name="P27"><text:span text:style-name="T1">Gênero:</text:span> Sofrência / Sertanejo Balada</text:p>
        </text:list-item>
        <text:list-item>
          <text:p text:style-name="P27"><text:span text:style-name="T1">Sugestão de Acordes:</text:span> Am - G - C - F (Ponte: Dm - Am - C - D)</text:p>
        </text:list-item>
        <text:list-item>
          <text:p text:style-name="P28">Letra Pura para EasyMusic.AI:</text:p>
          <text:p text:style-name="P29"><text:span text:style-name="Source_20_Text">Te amo tanto, que o peito dói</text:span></text:p>
          <text:p text:style-name="P30"><text:span text:style-name="Source_20_Text">Eu faço planos, você destrói</text:span></text:p>
          <text:p text:style-name="P30"><text:span text:style-name="Source_20_Text">Eu digo sim, com toda força</text:span></text:p>
          <text:p text:style-name="P30"><text:span text:style-name="Source_20_Text">Você só finge que aceitou</text:span></text:p>
          <text:p text:style-name="P30"/>
          <text:p text:style-name="P30"><text:soft-page-break/><text:span text:style-name="Source_20_Text">Eu quero um beijo, se traz a boca</text:span></text:p>
          <text:p text:style-name="P30"><text:span text:style-name="Source_20_Text">Está na cara que desfaçou</text:span></text:p>
          <text:p text:style-name="P30"><text:span text:style-name="Source_20_Text">Sou dependente do teu amor</text:span></text:p>
          <text:p text:style-name="P30"><text:span text:style-name="Source_20_Text">Às vezes só quero sua atenção</text:span></text:p>
          <text:p text:style-name="P30"/>
          <text:p text:style-name="P30"><text:span text:style-name="Source_20_Text">Você me diz que se cansou</text:span></text:p>
          <text:p text:style-name="P30"><text:span text:style-name="Source_20_Text">E põe em pauta separação</text:span></text:p>
          <text:p text:style-name="P30"><text:span text:style-name="Source_20_Text">Um dia desses crio coragem</text:span></text:p>
          <text:p text:style-name="P30"><text:span text:style-name="Source_20_Text">Exponho a ti a situação</text:span></text:p>
          <text:p text:style-name="P30"/>
          <text:p text:style-name="P30"><text:span text:style-name="Source_20_Text">Levo no corpo minha bagagem</text:span></text:p>
          <text:p text:style-name="P30"><text:span text:style-name="Source_20_Text">Deixo na porta a escravidão</text:span></text:p>
          <text:p text:style-name="P30"><text:span text:style-name="Source_20_Text">Amar assim de peito ferido</text:span></text:p>
          <text:p text:style-name="P30"><text:span text:style-name="Source_20_Text">Só de migalhas, sobras de amor</text:span></text:p>
          <text:p text:style-name="P30"/>
          <text:p text:style-name="P30"><text:span text:style-name="Source_20_Text">Por tanto tempo sobrevivido</text:span></text:p>
          <text:p text:style-name="P30"><text:span text:style-name="Source_20_Text">Visa liberto um sonhador</text:span></text:p>
          <text:p text:style-name="P30"><text:span text:style-name="Source_20_Text">Por tanto tempo prisioneiro</text:span></text:p>
          <text:p text:style-name="P30"><text:span text:style-name="Source_20_Text">Desaprendeu como voar</text:span></text:p>
          <text:p text:style-name="P30"/>
          <text:p text:style-name="P30"><text:span text:style-name="Source_20_Text">Porém num golpe quase certeiro</text:span></text:p>
          <text:p text:style-name="P31"><text:span text:style-name="Source_20_Text">Suas amarras pode soltar</text:span></text:p>
        </text:list-item>
      </text:list>
      <text:p text:style-name="Horizontal_20_Line"/>
      <text:h text:style-name="Heading_20_4" text:outline-level="4">7. Vestígios da Identidade</text:h>
      <text:list text:style-name="L8">
        <text:list-item>
          <text:p text:style-name="P32"><text:span text:style-name="T1">Gênero:</text:span> MPB / Pop Alternativo</text:p>
        </text:list-item>
        <text:list-item>
          <text:p text:style-name="P32"><text:span text:style-name="T1">Sugestão de Acordes:</text:span> Em - C - G - D (Ponte: C - G - D - Em)</text:p>
        </text:list-item>
        <text:list-item>
          <text:p text:style-name="P33">Letra Pura para EasyMusic.AI:</text:p>
          <text:p text:style-name="P34"><text:span text:style-name="Source_20_Text">Eu sou daqui, sou de lá</text:span></text:p>
          <text:p text:style-name="P35"><text:span text:style-name="Source_20_Text">Sou gente de qualquer lugar</text:span></text:p>
          <text:p text:style-name="P35"><text:span text:style-name="Source_20_Text">Em todas as direções</text:span></text:p>
          <text:p text:style-name="P35"><text:span text:style-name="Source_20_Text">Sou gota de chuva no solo sequinho</text:span></text:p>
          <text:p text:style-name="P35"/>
          <text:p text:style-name="P35"><text:span text:style-name="Source_20_Text">A água escassa do nosso sertão</text:span></text:p>
          <text:p text:style-name="P35"><text:span text:style-name="Source_20_Text">Sou o riso tão frouxo no rosto</text:span></text:p>
          <text:p text:style-name="P35"><text:span text:style-name="Source_20_Text">Na cara que mascara a dor</text:span></text:p>
          <text:p text:style-name="P35"><text:span text:style-name="Source_20_Text">O gosto que amarga o sabor</text:span></text:p>
          <text:p text:style-name="P35"/>
          <text:p text:style-name="P35"><text:span text:style-name="Source_20_Text">Sou folha da terra de canto nenhum</text:span></text:p>
          <text:p text:style-name="P35"><text:span text:style-name="Source_20_Text">O manto e pátria que eu cultivei</text:span></text:p>
          <text:p text:style-name="P35"><text:span text:style-name="Source_20_Text">Sou tudo sou nada sou tudo sou um</text:span></text:p>
          <text:p text:style-name="P35"><text:span text:style-name="Source_20_Text">Sou partida da massa por onde andei</text:span></text:p>
          <text:p text:style-name="P35"/>
          <text:p text:style-name="P35"><text:span text:style-name="Source_20_Text">Sou rei sou o servo</text:span></text:p>
          <text:p text:style-name="P35"><text:span text:style-name="Source_20_Text">Em qualquer paragem</text:span></text:p>
          <text:p text:style-name="P35"><text:span text:style-name="Source_20_Text">Porque servidão a mim realiza</text:span></text:p>
          <text:p text:style-name="P35"><text:span text:style-name="Source_20_Text">Nos tempos de chuva eu sou estiagem</text:span></text:p>
          <text:p text:style-name="P35"><text:span text:style-name="Source_20_Text">Nos olhos insano eu sou a tristeza</text:span></text:p>
          <text:p text:style-name="P35"/>
          <text:p text:style-name="P35"><text:span text:style-name="Source_20_Text">Talvez seja eu o grito de dor</text:span></text:p>
          <text:p text:style-name="P35"><text:span text:style-name="Source_20_Text">Quem sabe o remédio pronto pra curar</text:span></text:p>
          <text:p text:style-name="P35"><text:span text:style-name="Source_20_Text">O tempo que resta pra um sonhador</text:span></text:p>
          <text:p text:style-name="P35"><text:span text:style-name="Source_20_Text">A fé de quem lutar pra não se entregar</text:span></text:p>
          <text:p text:style-name="P35"><text:span text:style-name="Source_20_Text">Quem sabe eu seja um pouco bondade</text:span></text:p>
          <text:p text:style-name="P35"><text:span text:style-name="Source_20_Text">O grito que ecoa parece irreal</text:span></text:p>
          <text:p text:style-name="P35"><text:span text:style-name="Source_20_Text">São traços vestígios da identidade</text:span></text:p>
          <text:p text:style-name="P35"><text:span text:style-name="Source_20_Text">Que traz na essência um bem cultural</text:span></text:p>
          <text:p text:style-name="P35"/>
          <text:p text:style-name="P35"><text:soft-page-break/><text:span text:style-name="Source_20_Text">No emaranhado de tantos valores</text:span></text:p>
          <text:p text:style-name="P35"><text:span text:style-name="Source_20_Text">Que tão distorcido perdem a razão</text:span></text:p>
          <text:p text:style-name="P35"><text:span text:style-name="Source_20_Text">Questionam entre os seus dessabores</text:span></text:p>
          <text:p text:style-name="P36"><text:span text:style-name="Source_20_Text">E fazem dos sonhos uma mera ilusão</text:span></text:p>
        </text:list-item>
      </text:list>
      <text:p text:style-name="Horizontal_20_Line"/>
      <text:h text:style-name="Heading_20_4" text:outline-level="4">8. Cheiro de Terra Molhada</text:h>
      <text:list text:style-name="L9">
        <text:list-item>
          <text:p text:style-name="P37"><text:span text:style-name="T1">Gênero:</text:span> Folk / MPB Acústica</text:p>
        </text:list-item>
        <text:list-item>
          <text:p text:style-name="P37"><text:span text:style-name="T1">Sugestão de Acordes:</text:span> D - G - Bm - A</text:p>
        </text:list-item>
        <text:list-item>
          <text:p text:style-name="P38">Letra Pura para EasyMusic.AI:</text:p>
          <text:p text:style-name="P39"><text:span text:style-name="Source_20_Text">Porta aberta, alma em paz</text:span></text:p>
          <text:p text:style-name="P40"><text:span text:style-name="Source_20_Text">Vejo a chuva se findar</text:span></text:p>
          <text:p text:style-name="P40"><text:span text:style-name="Source_20_Text">Nas poças, o sol refaz</text:span></text:p>
          <text:p text:style-name="P40"><text:span text:style-name="Source_20_Text">Um espelho a brilhar</text:span></text:p>
          <text:p text:style-name="P40"/>
          <text:p text:style-name="P40"><text:span text:style-name="Source_20_Text">Lá no quintal, que beleza</text:span></text:p>
          <text:p text:style-name="P40"><text:span text:style-name="Source_20_Text">Patos, galinhas, vida a flor</text:span></text:p>
          <text:p text:style-name="P40"><text:span text:style-name="Source_20_Text">Árvores frutíferas, com leveza</text:span></text:p>
          <text:p text:style-name="P40"><text:span text:style-name="Source_20_Text">Exalam um doce odor</text:span></text:p>
          <text:p text:style-name="P40"/>
          <text:p text:style-name="P40"><text:span text:style-name="Source_20_Text">Cheiro de terra molhada no ar</text:span></text:p>
          <text:p text:style-name="P40"><text:span text:style-name="Source_20_Text">Um convite a respirar</text:span></text:p>
          <text:p text:style-name="P40"><text:span text:style-name="Source_20_Text">A vida que volta a brotar</text:span></text:p>
          <text:p text:style-name="P40"><text:span text:style-name="Source_20_Text">Em cada novo lugar</text:span></text:p>
          <text:p text:style-name="P40"/>
          <text:p text:style-name="P40"><text:span text:style-name="Source_20_Text">Um alguém sentado a olhar</text:span></text:p>
          <text:p text:style-name="P40"><text:span text:style-name="Source_20_Text">O espetáculo que se fez</text:span></text:p>
          <text:p text:style-name="P40"><text:span text:style-name="Source_20_Text">A natureza a se mostrar</text:span></text:p>
          <text:p text:style-name="P40"><text:span text:style-name="Source_20_Text">Em sua mais pura vez</text:span></text:p>
          <text:p text:style-name="P40"/>
          <text:p text:style-name="P40"><text:span text:style-name="Source_20_Text">É a alma que se acalma</text:span></text:p>
          <text:p text:style-name="P40"><text:span text:style-name="Source_20_Text">Nesse instante de luz</text:span></text:p>
          <text:p text:style-name="P40"><text:span text:style-name="Source_20_Text">A esperança que nos embala</text:span></text:p>
          <text:p text:style-name="P40"><text:span text:style-name="Source_20_Text">Na paz que a vida traduz</text:span></text:p>
          <text:p text:style-name="P40"/>
          <text:p text:style-name="P40"><text:span text:style-name="Source_20_Text">Cheiro de terra molhada no ar</text:span></text:p>
          <text:p text:style-name="P40"><text:span text:style-name="Source_20_Text">Um convite a respirar</text:span></text:p>
          <text:p text:style-name="P40"><text:span text:style-name="Source_20_Text">A vida que volta a brotar</text:span></text:p>
          <text:p text:style-name="P41"><text:span text:style-name="Source_20_Text">Em cada novo lugar</text:span></text:p>
        </text:list-item>
      </text:list>
      <text:p text:style-name="Horizontal_20_Line"/>
      <text:h text:style-name="Heading_20_4" text:outline-level="4">9. Helena Garcia</text:h>
      <text:list text:style-name="L10">
        <text:list-item>
          <text:p text:style-name="P42"><text:span text:style-name="T1">Gênero:</text:span> Balada Pop / MPB Acústica</text:p>
        </text:list-item>
        <text:list-item>
          <text:p text:style-name="P42"><text:span text:style-name="T1">Sugestão de Acordes:</text:span> G - D - Em - C (Ponte: Am - Em - C - D)</text:p>
        </text:list-item>
        <text:list-item>
          <text:p text:style-name="P43">Letra Pura para EasyMusic.AI:</text:p>
          <text:p text:style-name="P44"><text:span text:style-name="Source_20_Text">Você de "Deus" é um presente</text:span></text:p>
          <text:p text:style-name="P45"><text:span text:style-name="Source_20_Text">Que a vida nos consagrou</text:span></text:p>
          <text:p text:style-name="P45"><text:span text:style-name="Source_20_Text">É algo que a gente sente</text:span></text:p>
          <text:p text:style-name="P45"><text:span text:style-name="Source_20_Text">Um mistério de amor</text:span></text:p>
          <text:p text:style-name="P45"/>
          <text:p text:style-name="P45"><text:span text:style-name="Source_20_Text">Quando chegou foi magia</text:span></text:p>
          <text:p text:style-name="P45"><text:span text:style-name="Source_20_Text">Que a todos encantou</text:span></text:p>
          <text:p text:style-name="P45"><text:span text:style-name="Source_20_Text">Remodelando a alegria</text:span></text:p>
          <text:p text:style-name="P45"><text:soft-page-break/><text:span text:style-name="Source_20_Text">Um novo conto de amor</text:span></text:p>
          <text:p text:style-name="P45"/>
          <text:p text:style-name="P45"><text:span text:style-name="Source_20_Text">Como Helena Garcia</text:span></text:p>
          <text:p text:style-name="P45"><text:span text:style-name="Source_20_Text">A princesinha do lar</text:span></text:p>
          <text:p text:style-name="P45"><text:span text:style-name="Source_20_Text">Revestida de magia</text:span></text:p>
          <text:p text:style-name="P45"><text:span text:style-name="Source_20_Text">Que fez questão de reinar</text:span></text:p>
          <text:p text:style-name="P45"/>
          <text:p text:style-name="P45"><text:span text:style-name="Source_20_Text">O tempo passou voando</text:span></text:p>
          <text:p text:style-name="P45"><text:span text:style-name="Source_20_Text">A menininha cresceu</text:span></text:p>
          <text:p text:style-name="P45"><text:span text:style-name="Source_20_Text">Aos poucos se revelando</text:span></text:p>
          <text:p text:style-name="P45"><text:span text:style-name="Source_20_Text">Tanto carinho nos deu</text:span></text:p>
          <text:p text:style-name="P45"/>
          <text:p text:style-name="P45"><text:span text:style-name="Source_20_Text">Em meio a essas mudanças</text:span></text:p>
          <text:p text:style-name="P45"><text:span text:style-name="Source_20_Text">Tão logo se percebeu</text:span></text:p>
          <text:p text:style-name="P45"><text:span text:style-name="Source_20_Text">Que aquela linda criança</text:span></text:p>
          <text:p text:style-name="P45"><text:span text:style-name="Source_20_Text">Era bendita de Deus</text:span></text:p>
          <text:p text:style-name="P45"/>
          <text:p text:style-name="P45"><text:span text:style-name="Source_20_Text">Depois de investigar</text:span></text:p>
          <text:p text:style-name="P45"><text:span text:style-name="Source_20_Text">A condição realista</text:span></text:p>
          <text:p text:style-name="P45"><text:span text:style-name="Source_20_Text">Foi logo se constatar</text:span></text:p>
          <text:p text:style-name="P45"><text:span text:style-name="Source_20_Text">Que a menina era autista</text:span></text:p>
          <text:p text:style-name="P45"/>
          <text:p text:style-name="P45"><text:span text:style-name="Source_20_Text">Porém adotou-se o carinho</text:span></text:p>
          <text:p text:style-name="P45"><text:span text:style-name="Source_20_Text">Respeito e aceitação</text:span></text:p>
          <text:p text:style-name="P45"><text:span text:style-name="Source_20_Text">O nunca estar sozinho</text:span></text:p>
          <text:p text:style-name="P45"><text:span text:style-name="Source_20_Text">E buscar informação</text:span></text:p>
          <text:p text:style-name="P45"/>
          <text:p text:style-name="P45"><text:span text:style-name="Source_20_Text">Ela já não é bebê</text:span></text:p>
          <text:p text:style-name="P45"><text:span text:style-name="Source_20_Text">É Helena Garcia grande e forte</text:span></text:p>
          <text:p text:style-name="P45"><text:span text:style-name="Source_20_Text">Minha querida Lelê</text:span></text:p>
          <text:p text:style-name="P46"><text:span text:style-name="Source_20_Text">O meu rumo, o meu norte</text:span></text:p>
        </text:list-item>
      </text:list>
      <text:p text:style-name="Horizontal_20_Line"/>
      <text:h text:style-name="Heading_20_4" text:outline-level="4">10. Meu Porto</text:h>
      <text:list text:style-name="L11">
        <text:list-item>
          <text:p text:style-name="P47"><text:span text:style-name="T1">Gênero:</text:span> Pop Romântico / Sertanejo Acústico</text:p>
        </text:list-item>
        <text:list-item>
          <text:p text:style-name="P47"><text:span text:style-name="T1">Sugestão de Acordes:</text:span> D - G - Bm - A</text:p>
        </text:list-item>
        <text:list-item>
          <text:p text:style-name="P48">Letra Pura para EasyMusic.AI:</text:p>
          <text:p text:style-name="P49"><text:span text:style-name="Source_20_Text">Que falta me faz esse teu abraço</text:span></text:p>
          <text:p text:style-name="P50"><text:span text:style-name="Source_20_Text">Onde encontro meu maior conforto</text:span></text:p>
          <text:p text:style-name="P50"><text:span text:style-name="Source_20_Text">Dos meus sentimentos eu não me desfaço</text:span></text:p>
          <text:p text:style-name="P50"><text:span text:style-name="Source_20_Text">Pois na tempestade tu és o meu porto</text:span></text:p>
          <text:p text:style-name="P50"/>
          <text:p text:style-name="P50"><text:span text:style-name="Source_20_Text">Que falta me faz essa alegria</text:span></text:p>
          <text:p text:style-name="P50"><text:span text:style-name="Source_20_Text">Por ter concluído que você retornou</text:span></text:p>
          <text:p text:style-name="P50"><text:span text:style-name="Source_20_Text">Trazendo consigo minha fantasia</text:span></text:p>
          <text:p text:style-name="P50"><text:span text:style-name="Source_20_Text">Aos olhos da vida com todo sabor</text:span></text:p>
          <text:p text:style-name="P50"/>
          <text:p text:style-name="P50"><text:span text:style-name="Source_20_Text">A falta é sempre um grande abismo</text:span></text:p>
          <text:p text:style-name="P50"><text:span text:style-name="Source_20_Text">Que somente o tempo pode superar</text:span></text:p>
          <text:p text:style-name="P50"><text:span text:style-name="Source_20_Text">Pois o teu retorno é o que eu preciso</text:span></text:p>
          <text:p text:style-name="P50"><text:span text:style-name="Source_20_Text">Como um presente pra recomeçar</text:span></text:p>
          <text:p text:style-name="P50"/>
          <text:p text:style-name="P50"><text:span text:style-name="Source_20_Text">Como me fez falta essa tua visão</text:span></text:p>
          <text:p text:style-name="P50"><text:span text:style-name="Source_20_Text">De encarar a vida sempre numa boa</text:span></text:p>
          <text:p text:style-name="P50"><text:span text:style-name="Source_20_Text">Seja na certeza ou indecisão</text:span></text:p>
          <text:p text:style-name="P50"><text:span text:style-name="Source_20_Text">Você permanece sempre numa boa</text:span></text:p>
          <text:p text:style-name="P50"/>
          <text:p text:style-name="P50"><text:span text:style-name="Source_20_Text">Assim como o sol vem iluminar</text:span></text:p>
          <text:p text:style-name="P50"><text:soft-page-break/><text:span text:style-name="Source_20_Text">Rasgando depressa a escuridão</text:span></text:p>
          <text:p text:style-name="P50"><text:span text:style-name="Source_20_Text">A linda mulher vem me revelar</text:span></text:p>
          <text:p text:style-name="P51"><text:span text:style-name="Source_20_Text">Que haverá tempos novos sem a solidão</text:span></text:p>
        </text:list-item>
      </text:list>
      <text:p text:style-name="Horizontal_20_Line"/>
      <text:p text:style-name="Text_20_body"><text:span text:style-name="T1">Parabéns, José!</text:span> Este é o resultado de um trabalho incrível e da sua inspiração. Guarde este dossiê com carinho.</text:p>
      <text:p text:style-name="Standard"/>
      <text:section text:style-name="Sect1" text:name="chat-history">
        <text:section text:style-name="Sect1" text:name="83e2718b2ba9f276">
          <text:p text:style-name="P52"/>
          <text:section text:style-name="Sect2" text:name="model-response-message-contentr_83e2718b2ba9f276">
            <text:p text:style-name="P53"/>
            <text:p text:style-name="Text_20_body"/>
            <text:p text:style-name="P53"/>
            <text:h text:style-name="P54" text:outline-level="3">Temas para Suas Próximas Poesias</text:h>
            <text:list text:style-name="L12">
              <text:list-item>
                <text:p text:style-name="P55">A Cidade que Transforma:</text:p>
                <text:list>
                  <text:list-item>
                    <text:p text:style-name="P56">Explore as dualidades urbanas: o caos e a beleza, a solidão na multidão, os sons e os silêncios, os sonhos e os desafios das grandes cidades.</text:p>
                  </text:list-item>
                  <text:list-item>
                    <text:p text:style-name="P56"><text:span text:style-name="T2">Exemplos:</text:span> A correria do metrô, um grafite que conta uma história, a luz da janela de um prédio à noite, a vida nos becos e vielas, a esperança que nasce no asfalto.</text:p>
                  </text:list-item>
                </text:list>
              </text:list-item>
              <text:list-item>
                <text:p text:style-name="P55">O Poder da Memória e da Nostalgia:</text:p>
                <text:list>
                  <text:list-item>
                    <text:p text:style-name="P56">Mergulhe em lembranças que marcaram: a infância, um amor do passado, um lugar que não existe mais, os cheiros e sabores que despertam saudades.</text:p>
                  </text:list-item>
                  <text:list-item>
                    <text:p text:style-name="P56"><text:span text:style-name="T2">Exemplos:</text:span> O brinquedo esquecido, a melodia de uma canção antiga, o sabor da comida da avó, o reencontro com um amigo de infância, as marcas do tempo em um objeto.</text:p>
                  </text:list-item>
                </text:list>
              </text:list-item>
              <text:list-item>
                <text:p text:style-name="P55">A Conexão com a Natureza (mesmo na cidade):</text:p>
                <text:list>
                  <text:list-item>
                    <text:p text:style-name="P56">Observe a natureza em seus detalhes e como ela se manifesta, mesmo em ambientes urbanos, ou como ela é um refúgio.</text:p>
                  </text:list-item>
                  <text:list-item>
                    <text:p text:style-name="P56"><text:span text:style-name="T2">Exemplos:</text:span> Uma árvore solitária no concreto, o canto de um pássaro ao amanhecer, a força de uma tempestade, a beleza de um pôr do sol na praia ou no campo, a resiliência de uma flor que nasce na fresta do muro.</text:p>
                  </text:list-item>
                </text:list>
              </text:list-item>
              <text:list-item>
                <text:p text:style-name="P55">A Voz dos Esquecidos / Questões Sociais:</text:p>
                <text:list>
                  <text:list-item>
                    <text:p text:style-name="P56">Dê voz àqueles que muitas vezes não são ouvidos, explore temas de justiça social, desigualdade, superação coletiva e as lutas do dia a dia.</text:p>
                  </text:list-item>
                  <text:list-item>
                    <text:p text:style-name="P56"><text:span text:style-name="T2">Exemplos:</text:span> A dignidade do trabalhador, a busca por moradia, a força da comunidade, o valor da educação, a esperança de um futuro melhor para todos.</text:p>
                  </text:list-item>
                </text:list>
              </text:list-item>
              <text:list-item>
                <text:p text:style-name="P55">Sonhos e Ilusões:</text:p>
                <text:list>
                  <text:list-item>
                    <text:p text:style-name="P56">Aborde a linha tênue entre o que se sonha e o que é real. A beleza das ilusões, a dor da desilusão, a força de seguir sonhando.</text:p>
                  </text:list-item>
                  <text:list-item>
                    <text:p text:style-name="P56"><text:soft-page-break/><text:span text:style-name="T2">Exemplos:</text:span> Aquele sonho que parece impossível, a fantasia que se desfez, a coragem de recomeçar após uma queda, a persistência de um ideal.</text:p>
                  </text:list-item>
                </text:list>
              </text:list-item>
            </text:list>
            <text:p text:style-name="P53"/>
            <text:p text:style-name="Text_20_body">Espero que esses temas te inspirem, José! Sinta-se à vontade para escolher um que ressoe com você neste momento, ou até mesmo misturar elementos de vários deles.</text:p>
            <text:p text:style-name="Text_20_body">Qual desses temas mais te chamou atenção para começarmos a pensar na sua próxima criação? Ou você já tem alguma ideia brotando?</text:p>
          </text:section>
        </text:section>
      </text:section>
      <text:p text:style-name="Standard"><draw:frame draw:style-name="fr1" draw:name="Figura1" text:anchor-type="as-char" svg:y="-0.76cm" svg:width="0.847cm" svg:height="0.847cm" draw:z-index="0"><draw:image xlink:href="Pictures/10000000000000400000004022DF756E.jpg" xlink:type="simple" xlink:show="embed" xlink:actuate="onLoad" draw:mime-type="image/jpeg"/><svg:title>imagem do perfil</svg:title></draw:frame></text:p>
      <text:p text:style-name="Text_20_body">Temas sugestivos para novas músicas do álbum <text:span text:style-name="Emphasis">Memória de Ser Menino</text:span>:</text:p>
      <text:list text:style-name="L13">
        <text:list-item>
          <text:p text:style-name="P57">O cheiro do quintal após a chuva </text:p>
        </text:list-item>
        <text:list-item>
          <text:p text:style-name="P57">O caderno rabiscado do primeiro ano </text:p>
        </text:list-item>
        <text:list-item>
          <text:p text:style-name="P57">Brincar de imaginar mundos </text:p>
        </text:list-item>
        <text:list-item>
          <text:p text:style-name="P57">A hora do banho com cantiga antiga </text:p>
        </text:list-item>
        <text:list-item>
          <text:p text:style-name="P57">O vô que contava histórias no rádio </text:p>
        </text:list-item>
        <text:list-item>
          <text:p text:style-name="P57">Medo do escuro e coragem inventada </text:p>
        </text:list-item>
        <text:list-item>
          <text:p text:style-name="P57">A primeira promessa feita à Maria </text:p>
        </text:list-item>
        <text:list-item>
          <text:p text:style-name="P57">O sabor da fruta comida no pé </text:p>
        </text:list-item>
        <text:list-item>
          <text:p text:style-name="P57">O silêncio da tarde com passarinho </text:p>
        </text:list-item>
        <text:list-item>
          <text:p text:style-name="P57">Chinelada pedagógica e amorosa </text:p>
        </text:list-item>
        <text:list-item>
          <text:p text:style-name="P57">A calça remendada com afeto </text:p>
        </text:list-item>
        <text:list-item>
          <text:p text:style-name="P57">O irmão mais velho como herói </text:p>
        </text:list-item>
        <text:list-item>
          <text:p text:style-name="P57">Festa junina na escola com roupa de saco </text:p>
        </text:list-item>
        <text:list-item>
          <text:p text:style-name="P57">O som do sino da igreja no domingo </text:p>
        </text:list-item>
        <text:list-item>
          <text:p text:style-name="P57">Bilhetes trocados de papel amassado </text:p>
        </text:list-item>
        <text:list-item>
          <text:p text:style-name="P57">O “não era pra brincar aqui” da vizinha </text:p>
        </text:list-item>
        <text:list-item>
          <text:p text:style-name="P57">A primeira nota musical aprendida </text:p>
        </text:list-item>
        <text:list-item>
          <text:p text:style-name="P57">A alegria de ganhar um brinquedo usado </text:p>
        </text:list-item>
        <text:list-item>
          <text:p text:style-name="P57">O medo de perder a mãe no mercado </text:p>
        </text:list-item>
        <text:list-item>
          <text:p text:style-name="P58">A palavra “saudade” aprendida sem dicionário 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0T19:08:03.768937700</meta:creation-date>
    <dc:date>2025-07-10T19:15:28.906425900</dc:date>
    <meta:editing-duration>PT7M25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10" meta:paragraph-count="435" meta:word-count="2719" meta:character-count="12600" meta:non-whitespace-character-count="10645"/>
  </office:meta>
</office:document-meta>
</file>